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E8000000642E1EDCB6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2.947cm" svg:height="2.764cm" svg:x="1.778cm" svg:y="0.284cm">
          <draw:image xlink:href="Pictures/10000000000003E8000000642E1EDCB6.jpg" xlink:type="simple" xlink:show="embed" xlink:actuate="onLoad">
            <text:p/>
          </draw:image>
        </draw:frame>
        <draw:frame draw:style-name="gr2" draw:layer="layout" svg:width="23.876cm" svg:height="0.962cm" svg:x="2.032cm" svg:y="3.556cm">
          <draw:text-box>
            <text:p>Светване на последния светодиод (64-ия зелен) със стойност = 1320</text:p>
          </draw:text-box>
        </draw:frame>
        <draw:frame draw:style-name="gr3" draw:layer="layout" svg:width="0.502cm" svg:height="0.962cm" svg:x="8.636cm" svg:y="7.112cm">
          <draw:text-box>
            <text:p/>
          </draw:text-box>
        </draw:frame>
        <draw:frame draw:style-name="gr2" draw:layer="layout" svg:width="22.352cm" svg:height="16.604cm" svg:x="2.286cm" svg:y="4.782cm">
          <draw:text-box>
            <text:p><text:tab/>При стартирането на проекта BLANK сигнала се вдига във високо ниво с цел преодотвъртяване на спонтаното светване на диодиде при включванеето на захранването. Когато BLANK е във високо ниво сигналите на изходите на чиповете не се определят на базата на входните сигнали, а на всеки крак се явава лог. 1 при, която всички диоди не светят. При ниско ниво на BLANK съответно сигналите на изхода зависят изцяло от входните сигнали, което предоставя управлението на диодите от чиповете.</text:p>
            <text:p><text:tab/> На DATA(SIN) кракът на чипа TLC5947 се подава информация за стоиностите на всеки диод като тази информация се подава по следния формат :</text:p>
            <text:p><text:tab/><text:tab/>Първо се изпраща информацията за стойноста на последния диод, тъйкато промяната на CLOCK(XCLK) сигнала от ниско във високо ниво премества всеки бит с едно напред. </text:p>
            <text:p><text:tab/><text:tab/>Първо се изпраща най-старшия бит на най-старшия чип, а като последен бит се изпраща на-младчия бит на най-младчия диод.</text:p>
            <text:p><text:tab/><text:tab/>Изпращат се по 12 бита, които отговарят на стойност между 0 и 4095, включително на всеки диод.</text:p>
            <text:p><text:tab/>Превключването на CLOCK(XCLK) сигнала от ниско във високо ниво премества всеки бит с едно напред.</text:p>
            <text:p><text:tab/>Превключването на LATCH(XLAT) сигнала от ниско във високо ниво зарежда и изпраща изходните сигнали за всеки крак от всеки чип.</text:p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01:39:49.977936438</meta:creation-date>
    <dc:date>2015-06-25T02:28:04.266063201</dc:date>
    <meta:editing-duration>PT1M32S</meta:editing-duration>
    <meta:editing-cycles>1</meta:editing-cycles>
    <meta:document-statistic meta:object-count="29"/>
    <meta:generator>LibreOffice/4.2.8.2$Linux_x86 LibreOffice_project/420m0$Build-2</meta:generator>
  </office:meta>
</office:document-meta>
</file>